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aac" officeooo:paragraph-rsid="0018faac"/>
    </style:style>
    <style:style style:name="P2" style:family="paragraph" style:parent-style-name="Standard">
      <style:text-properties officeooo:rsid="001a85b7" officeooo:paragraph-rsid="001a85b7"/>
    </style:style>
    <style:style style:name="P3" style:family="paragraph" style:parent-style-name="Standard">
      <style:text-properties fo:font-weight="bold" officeooo:rsid="001a85b7" officeooo:paragraph-rsid="001a85b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LA 10:</text:p>
      <text:p text:style-name="P3"/>
      <text:p text:style-name="P1">DIRETIVA V-ONCE, MOSTRA A VARIÁVEL APENAS UMA VEZ, A PARTIR DAI A VARIÁVEL TORNA-SE IMUTÁVEL.</text:p>
      <text:p text:style-name="P1"/>
      <text:p text:style-name="P2">DIRETIVA V-HTML, COMPILA UMA VARIÁVEL COM VALOR HTML, PARA ASSIM MOSTRAR O HTML ATRAVÉS DO VUE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5:50:50.484942000</meta:creation-date>
    <dc:date>2020-05-07T15:56:07.366141421</dc:date>
    <meta:editing-duration>PT5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3" meta:character-count="197" meta:non-whitespace-character-count="167"/>
  </office:meta>
</office:document-meta>
</file>